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32cm"/>
      <style:paragraph-properties style:writing-mode="lr-tb"/>
    </style:style>
    <style:style style:name="gr6" style:family="graphic" style:parent-style-name="objectwithoutfill">
      <style:graphic-properties draw:marker-end="Symmetric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35cm"/>
      <style:paragraph-properties style:writing-mode="lr-tb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71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8cm" svg:y1="15cm" svg:x2="22.6cm" svg:y2="15cm">
          <text:p/>
        </draw:line>
        <draw:line draw:style-name="gr1" draw:text-style-name="P1" draw:layer="layout" svg:x1="6.2cm" svg:y1="15.4cm" svg:x2="6.2cm" svg:y2="3.9cm">
          <text:p/>
        </draw:line>
        <draw:custom-shape draw:style-name="gr2" draw:text-style-name="P2" draw:layer="layout" svg:width="0.1cm" svg:height="0.1cm" svg:x="10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1.106cm" svg:y="10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1.981cm" svg:y="10.3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4.3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5.589cm" svg:y="9.8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cm" svg:y1="10.9cm" svg:x2="16.2cm" svg:y2="10.3cm">
          <text:p/>
        </draw:line>
        <draw:frame draw:style-name="gr4" draw:text-style-name="P3" draw:layer="layout" svg:width="0.845cm" svg:height="0.489cm" svg:x="9.3cm" svg:y="11.211cm">
          <draw:text-box>
            <text:p><text:span text:style-name="T1">first</text:span></text:p>
          </draw:text-box>
        </draw:frame>
        <draw:frame draw:style-name="gr5" draw:text-style-name="P3" draw:layer="layout" svg:width="0.832cm" svg:height="0.489cm" svg:x="15.558cm" svg:y="9.605cm">
          <draw:text-box>
            <text:p><text:span text:style-name="T1">last</text:span></text:p>
          </draw:text-box>
        </draw:frame>
        <draw:line draw:style-name="gr6" draw:text-style-name="P1" draw:layer="layout" svg:x1="6.2cm" svg:y1="15cm" svg:x2="12.8cm" svg:y2="10.6cm">
          <text:p/>
        </draw:line>
        <draw:frame draw:style-name="gr7" draw:text-style-name="P3" draw:layer="layout" svg:width="1.035cm" svg:height="0.489cm" svg:x="9.583cm" svg:y="12.7cm">
          <draw:text-box>
            <text:p><text:span text:style-name="T1">mean</text:span></text:p>
          </draw:text-box>
        </draw:frame>
        <draw:line draw:style-name="gr8" draw:text-style-name="P1" draw:layer="layout" svg:x1="10.24cm" svg:y1="11.413cm" svg:x2="10.188cm" svg:y2="10.824cm">
          <text:p/>
        </draw:line>
        <draw:line draw:style-name="gr6" draw:text-style-name="P1" draw:layer="layout" svg:x1="12.8cm" svg:y1="10.6cm" svg:x2="15.2cm" svg:y2="10.4cm">
          <text:p/>
        </draw:line>
        <draw:line draw:style-name="gr6" draw:text-style-name="P1" draw:layer="layout" svg:x1="12.77cm" svg:y1="10.601cm" svg:x2="12.67cm" svg:y2="9.401cm">
          <text:p/>
        </draw:line>
        <draw:line draw:style-name="gr8" draw:text-style-name="P1" draw:layer="layout" svg:x1="15.644cm" svg:y1="9.956cm" svg:x2="15.69cm" svg:y2="10.355cm">
          <text:p/>
        </draw:line>
        <draw:line draw:style-name="gr6" draw:text-style-name="P1" draw:layer="layout" svg:x1="12.777cm" svg:y1="10.609cm" svg:x2="15.637cm" svg:y2="9.953cm">
          <text:p/>
        </draw:line>
        <draw:line draw:style-name="gr6" draw:text-style-name="P1" draw:layer="layout" svg:x1="12.769cm" svg:y1="10.635cm" svg:x2="10.268cm" svg:y2="11.437cm">
          <text:p/>
        </draw:line>
        <draw:frame draw:style-name="gr9" draw:text-style-name="P3" draw:layer="layout" svg:width="1.471cm" svg:height="0.489cm" svg:x="12.672cm" svg:y="9.174cm">
          <draw:text-box>
            <text:p><text:span text:style-name="T1">eigenvec0</text:span></text:p>
          </draw:text-box>
        </draw:frame>
        <draw:frame draw:style-name="gr9" draw:text-style-name="P3" draw:layer="layout" svg:width="1.471cm" svg:height="0.489cm" svg:x="14.115cm" svg:y="10.514cm">
          <draw:text-box>
            <text:p><text:span text:style-name="T1">eigenvec1</text:span></text:p>
          </draw:text-box>
        </draw:frame>
        <draw:custom-shape draw:style-name="gr2" draw:text-style-name="P2" draw:layer="layout" svg:width="0.1cm" svg:height="0.1cm" svg:x="13.481cm" svg:y="10.8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5.8cm" svg:y1="15cm" svg:x2="22.6cm" svg:y2="15cm">
          <text:p/>
        </draw:line>
        <draw:line draw:style-name="gr1" draw:text-style-name="P1" draw:layer="layout" svg:x1="6.2cm" svg:y1="15.4cm" svg:x2="6.2cm" svg:y2="3.9cm">
          <text:p/>
        </draw:line>
        <draw:custom-shape draw:style-name="gr2" draw:text-style-name="P2" draw:layer="layout" svg:width="0.1cm" svg:height="0.1cm" svg:x="10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1.106cm" svg:y="10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1.981cm" svg:y="10.3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4.3cm" svg:y="10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5.589cm" svg:y="9.8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3cm" svg:y1="10.9cm" svg:x2="16.2cm" svg:y2="10.3cm">
          <text:p/>
        </draw:line>
        <draw:frame draw:style-name="gr4" draw:text-style-name="P3" draw:layer="layout" svg:width="0.845cm" svg:height="0.489cm" svg:x="9.3cm" svg:y="11.211cm">
          <draw:text-box>
            <text:p><text:span text:style-name="T1">first</text:span></text:p>
          </draw:text-box>
        </draw:frame>
        <draw:frame draw:style-name="gr5" draw:text-style-name="P3" draw:layer="layout" svg:width="0.832cm" svg:height="0.489cm" svg:x="15.558cm" svg:y="9.605cm">
          <draw:text-box>
            <text:p><text:span text:style-name="T1">last</text:span></text:p>
          </draw:text-box>
        </draw:frame>
        <draw:line draw:style-name="gr6" draw:text-style-name="P1" draw:layer="layout" svg:x1="6.2cm" svg:y1="15cm" svg:x2="12.8cm" svg:y2="10.6cm">
          <text:p/>
        </draw:line>
        <draw:frame draw:style-name="gr7" draw:text-style-name="P3" draw:layer="layout" svg:width="1.035cm" svg:height="0.489cm" svg:x="9.583cm" svg:y="12.7cm">
          <draw:text-box>
            <text:p><text:span text:style-name="T1">mean</text:span></text:p>
          </draw:text-box>
        </draw:frame>
        <draw:line draw:style-name="gr8" draw:text-style-name="P1" draw:layer="layout" svg:x1="10.24cm" svg:y1="11.413cm" svg:x2="10.188cm" svg:y2="10.824cm">
          <text:p/>
        </draw:line>
        <draw:line draw:style-name="gr6" draw:text-style-name="P1" draw:layer="layout" svg:x1="12.8cm" svg:y1="10.6cm" svg:x2="15.2cm" svg:y2="10.4cm">
          <text:p/>
        </draw:line>
        <draw:line draw:style-name="gr6" draw:text-style-name="P1" draw:layer="layout" svg:x1="12.77cm" svg:y1="10.601cm" svg:x2="12.67cm" svg:y2="9.401cm">
          <text:p/>
        </draw:line>
        <draw:line draw:style-name="gr8" draw:text-style-name="P1" draw:layer="layout" svg:x1="15.644cm" svg:y1="9.956cm" svg:x2="15.69cm" svg:y2="10.355cm">
          <text:p/>
        </draw:line>
        <draw:line draw:style-name="gr6" draw:text-style-name="P1" draw:layer="layout" svg:x1="12.777cm" svg:y1="10.609cm" svg:x2="15.637cm" svg:y2="9.953cm">
          <text:p/>
        </draw:line>
        <draw:line draw:style-name="gr6" draw:text-style-name="P1" draw:layer="layout" svg:x1="12.769cm" svg:y1="10.635cm" svg:x2="10.268cm" svg:y2="11.437cm">
          <text:p/>
        </draw:line>
        <draw:frame draw:style-name="gr9" draw:text-style-name="P3" draw:layer="layout" svg:width="1.471cm" svg:height="0.489cm" svg:x="12.672cm" svg:y="9.174cm">
          <draw:text-box>
            <text:p><text:span text:style-name="T1">eigenvec0</text:span></text:p>
          </draw:text-box>
        </draw:frame>
        <draw:frame draw:style-name="gr9" draw:text-style-name="P3" draw:layer="layout" svg:width="1.471cm" svg:height="0.489cm" svg:x="14.115cm" svg:y="10.514cm">
          <draw:text-box>
            <text:p><text:span text:style-name="T1">eigenvec1</text:span></text:p>
          </draw:text-box>
        </draw:frame>
        <draw:custom-shape draw:style-name="gr2" draw:text-style-name="P2" draw:layer="layout" svg:width="0.1cm" svg:height="0.1cm" svg:x="13.481cm" svg:y="10.8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0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7.2$Windows_X86_64 LibreOffice_project/639b8ac485750d5696d7590a72ef1b496725cfb5</meta:generator>
    <dc:date>2021-09-19T10:09:14.541000000</dc:date>
    <meta:editing-duration>PT46M34S</meta:editing-duration>
    <meta:editing-cycles>5</meta:editing-cycles>
    <meta:document-statistic meta:object-count="67"/>
  </office:meta>
</office:document-meta>
</file>